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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ítulo3" style:master-page-name="MP0" style:family="paragraph">
      <style:paragraph-properties fo:break-before="page"/>
    </style:style>
    <style:style style:name="P2" style:parent-style-name="Textbody" style:family="paragraph">
      <style:paragraph-properties fo:text-align="justify"/>
    </style:style>
    <style:style style:name="P3" style:parent-style-name="Textbody" style:family="paragraph">
      <style:paragraph-properties fo:margin-bottom="0in"/>
      <style:text-properties style:text-underline-type="single" style:text-underline-style="solid" style:text-underline-width="auto" style:text-underline-mode="continuous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T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" style:parent-style-name="Textbody" style:family="paragraph">
      <style:paragraph-properties fo:margin-bottom="0in"/>
    </style:style>
    <style:style style:name="T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9" style:parent-style-name="Textbody" style:family="paragraph">
      <style:paragraph-properties fo:margin-bottom="0in"/>
    </style:style>
    <style:style style:name="T1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1" style:parent-style-name="Textbody" style:family="paragraph">
      <style:paragraph-properties fo:margin-bottom="0in"/>
    </style:style>
    <style:style style:name="T1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3" style:parent-style-name="Textbody" style:family="paragraph">
      <style:paragraph-properties fo:margin-bottom="0in"/>
    </style:style>
    <style:style style:name="T1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5" style:parent-style-name="Textbody" style:family="paragraph">
      <style:paragraph-properties fo:margin-bottom="0in"/>
    </style:style>
    <style:style style:name="T1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7" style:parent-style-name="Textbody" style:family="paragraph">
      <style:paragraph-properties fo:margin-bottom="0in"/>
    </style:style>
    <style:style style:name="T1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9" style:parent-style-name="Textbody" style:family="paragraph">
      <style:paragraph-properties fo:margin-bottom="0in"/>
    </style:style>
    <style:style style:name="T2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1" style:parent-style-name="Textbody" style:family="paragraph">
      <style:paragraph-properties fo:margin-bottom="0in"/>
      <style:text-properties style:text-underline-type="single" style:text-underline-style="solid" style:text-underline-width="auto" style:text-underline-mode="continuous"/>
    </style:style>
    <style:style style:name="P22" style:parent-style-name="Textbody" style:family="paragraph">
      <style:paragraph-properties fo:margin-bottom="0in"/>
    </style:style>
    <style:style style:name="T2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4" style:parent-style-name="Textbody" style:family="paragraph"/>
    <style:style style:name="T2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6" style:parent-style-name="Textbody" style:family="paragraph">
      <style:paragraph-properties fo:text-align="justify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T2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0" style:parent-style-name="Textbody" style:family="paragraph">
      <style:paragraph-properties fo:margin-bottom="0in"/>
    </style:style>
    <style:style style:name="T3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2" style:parent-style-name="Textbody" style:family="paragraph">
      <style:paragraph-properties fo:margin-bottom="0in"/>
    </style:style>
    <style:style style:name="T3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4" style:parent-style-name="Textbody" style:family="paragraph">
      <style:paragraph-properties fo:margin-bottom="0in"/>
    </style:style>
    <style:style style:name="T3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6" style:parent-style-name="Textbody" style:family="paragraph">
      <style:paragraph-properties fo:margin-bottom="0in"/>
    </style:style>
    <style:style style:name="T3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8" style:parent-style-name="Textbody" style:family="paragraph">
      <style:paragraph-properties fo:margin-bottom="0in"/>
    </style:style>
    <style:style style:name="T3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0" style:parent-style-name="Textbody" style:family="paragraph">
      <style:paragraph-properties fo:margin-bottom="0in"/>
    </style:style>
    <style:style style:name="T4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2" style:parent-style-name="Textbody" style:family="paragraph">
      <style:paragraph-properties fo:margin-bottom="0in"/>
      <style:text-properties style:text-underline-type="single" style:text-underline-style="solid" style:text-underline-width="auto" style:text-underline-mode="continuous"/>
    </style:style>
    <style:style style:name="P43" style:parent-style-name="Textbody" style:family="paragraph">
      <style:paragraph-properties fo:margin-bottom="0in"/>
    </style:style>
    <style:style style:name="T4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6" style:parent-style-name="Textbody" style:family="paragraph">
      <style:paragraph-properties fo:margin-bottom="0in"/>
    </style:style>
    <style:style style:name="T4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>
      <style:paragraph-properties fo:margin-bottom="0in"/>
    </style:style>
    <style:style style:name="TableColumn51" style:family="table-column">
      <style:table-column-properties style:column-width="2.2305in" style:use-optimal-column-width="false"/>
    </style:style>
    <style:style style:name="TableColumn52" style:family="table-column">
      <style:table-column-properties style:column-width="2.2312in" style:use-optimal-column-width="false"/>
    </style:style>
    <style:style style:name="TableColumn53" style:family="table-column">
      <style:table-column-properties style:column-width="2.2312in" style:use-optimal-column-width="false"/>
    </style:style>
    <style:style style:name="Table50" style:family="table">
      <style:table-properties style:width="6.693in" fo:margin-left="0.0312in" table:align="left"/>
    </style:style>
    <style:style style:name="TableRow54" style:family="table-row">
      <style:table-row-properties style:min-row-height="0.8541in" style:use-optimal-row-height="false"/>
    </style:style>
    <style:style style:name="TableCell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Column58" style:family="table-column">
      <style:table-column-properties style:column-width="3.3083in" style:use-optimal-column-width="false"/>
    </style:style>
    <style:style style:name="TableColumn59" style:family="table-column">
      <style:table-column-properties style:column-width="3.3083in" style:use-optimal-column-width="false"/>
    </style:style>
    <style:style style:name="Table57" style:family="table">
      <style:table-properties style:width="6.6166in" fo:margin-left="0in" table:align="left"/>
    </style:style>
    <style:style style:name="TableRow60" style:family="table-row">
      <style:table-row-properties style:min-row-height="0.6354in" style:use-optimal-row-height="false"/>
    </style:style>
    <style:style style:name="TableCell61" style:family="table-cell">
      <style:table-cell-properties fo:border-top="0.0034in solid #0000FF" fo:border-left="0.0034in solid #0000FF" fo:border-bottom="0.0034in solid #0000FF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="0.0034in solid #0000FF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P65" style:parent-style-name="TableContents" style:family="paragraph">
      <style:paragraph-properties fo:text-align="cente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Row69" style:family="table-row">
      <style:table-row-properties style:min-row-height="1.2805in"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Column73" style:family="table-column">
      <style:table-column-properties style:column-width="2.1541in" style:use-optimal-column-width="false"/>
    </style:style>
    <style:style style:name="Table72" style:family="table">
      <style:table-properties style:width="2.1541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34in solid #0000FF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FF" fo:border-bottom="0.0034in solid #0000FF" fo:border-right="0.0034in solid #0000FF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FF" fo:border-bottom="0.0034in solid #0000FF" fo:border-right="0.0034in solid #0000FF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P91" style:parent-style-name="Textbody" style:family="paragraph">
      <style:paragraph-properties fo:text-align="justify"/>
    </style:style>
    <style:style style:name="T9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93" style:parent-style-name="Fuentedepárrafopredeter." style:family="text">
      <style:text-properties fo:font-weight="bold" style:font-weight-asian="bold"/>
    </style:style>
    <style:style style:name="T94" style:parent-style-name="Fuentedepárrafopredeter." style:family="text">
      <style:text-properties fo:font-weight="bold" style:font-weight-asian="bold"/>
    </style:style>
    <style:style style:name="P95" style:parent-style-name="Textbody" style:family="paragraph">
      <style:paragraph-properties fo:margin-bottom="0in"/>
    </style:style>
    <style:style style:name="T9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97" style:parent-style-name="Textbody" style:family="paragraph">
      <style:paragraph-properties fo:margin-bottom="0in"/>
    </style:style>
    <style:style style:name="T9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99" style:parent-style-name="Textbody" style:family="paragraph">
      <style:paragraph-properties fo:margin-bottom="0in"/>
    </style:style>
    <style:style style:name="T10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01" style:parent-style-name="Textbody" style:family="paragraph"/>
    <style:style style:name="T10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03" style:parent-style-name="Textbody" style:family="paragraph">
      <style:paragraph-properties fo:text-align="justify"/>
    </style:style>
    <style:style style:name="P104" style:parent-style-name="Textbody" style:family="paragraph">
      <style:paragraph-properties fo:margin-bottom="0in"/>
    </style:style>
    <style:style style:name="P105" style:parent-style-name="Textbody" style:family="paragraph">
      <style:paragraph-properties fo:margin-bottom="0in"/>
    </style:style>
    <style:style style:name="P106" style:parent-style-name="Textbody" style:family="paragraph">
      <style:paragraph-properties fo:margin-bottom="0in"/>
    </style:style>
    <style:style style:name="P107" style:parent-style-name="Textbody" style:family="paragraph">
      <style:paragraph-properties fo:margin-bottom="0in"/>
    </style:style>
    <style:style style:name="P108" style:parent-style-name="Textbody" style:family="paragraph">
      <style:paragraph-properties fo:margin-bottom="0in"/>
    </style:style>
    <style:style style:name="P109" style:parent-style-name="Textbody" style:family="paragraph">
      <style:paragraph-properties fo:margin-bottom="0in"/>
    </style:style>
    <style:style style:name="P110" style:parent-style-name="Textbody" style:family="paragraph">
      <style:paragraph-properties fo:margin-bottom="0in"/>
    </style:style>
    <style:style style:name="P111" style:parent-style-name="Textbody" style:family="paragraph">
      <style:paragraph-properties fo:margin-bottom="0in"/>
    </style:style>
    <style:style style:name="P112" style:parent-style-name="Textbody" style:family="paragraph">
      <style:paragraph-properties fo:margin-bottom="0in"/>
    </style:style>
    <style:style style:name="P113" style:parent-style-name="Textbody" style:family="paragraph">
      <style:paragraph-properties fo:margin-bottom="0in"/>
    </style:style>
    <style:style style:name="P114" style:parent-style-name="Textbody" style:family="paragraph">
      <style:paragraph-properties fo:margin-bottom="0in"/>
    </style:style>
    <style:style style:name="P115" style:parent-style-name="Textbody" style:family="paragraph">
      <style:paragraph-properties fo:margin-bottom="0in"/>
    </style:style>
    <style:style style:name="P116" style:parent-style-name="Textbody" style:family="paragraph">
      <style:paragraph-properties fo:margin-bottom="0in"/>
    </style:style>
    <style:style style:name="P117" style:parent-style-name="Textbody" style:family="paragraph">
      <style:paragraph-properties fo:margin-bottom="0in"/>
    </style:style>
    <style:style style:name="P118" style:parent-style-name="Textbody" style:family="paragraph">
      <style:paragraph-properties fo:margin-bottom="0in"/>
    </style:style>
    <style:style style:name="P119" style:parent-style-name="Textbody" style:family="paragraph"/>
  </office:automatic-styles>
  <office:body>
    <office:text text:use-soft-page-breaks="true">
      <text:h text:style-name="P1" text:outline-level="3">Paso 1: Incluir capas para organizar el documento</text:h>
      <text:p text:style-name="P2">A partir del<text:s/><text:a xlink:href="http://www.suarezdefigueroa.es/manuel/LMSGI/css/pasoapaso0.html" office:target-frame-name="_top" xlink:show="replace">documento 0</text:a><text:s/>crear las siguientes capas:</text:p>
      <text:list text:style-name="LFO1" text:continue-numbering="true">
        <text:list-item>
          <text:p text:style-name="P3">Capa #contenedor que incluye todo el contenido dentro de la página, es decir, contiene todo lo que hay dentro de body.</text:p>
        </text:list-item>
        <text:list-item>
          <text:p text:style-name="P4">Dentro de esta capa #contenedor habrá a su vez las siguientes capas:</text:p>
          <text:list text:continue-numbering="true">
            <text:list-item>
              <text:p text:style-name="P5"><text:span text:style-name="T6">Capa #cabecera para la parte superior de la página</text:span><text:s/>donde irán las siguientes capas:</text:p>
              <text:list text:continue-numbering="true">
                <text:list-item>
                  <text:p text:style-name="P7">Capa #<text:span text:style-name="T8">busqueda donde irá el formulario que busca en google</text:span>.</text:p>
                </text:list-item>
                <text:list-item>
                  <text:p text:style-name="P9">Capa #<text:span text:style-name="T10">identificación donde irán los datos de la empresa</text:span></text:p>
                </text:list-item>
              </text:list>
            </text:list-item>
            <text:list-item>
              <text:p text:style-name="P11">Capa #<text:span text:style-name="T12">menu para contener una lista no numerada con las opciones de los menus</text:span></text:p>
            </text:list-item>
            <text:list-item>
              <text:p text:style-name="P13">Capa #<text:span text:style-name="T14">lateralizquierdo que contendrá a su vez:</text:span></text:p>
              <text:list text:continue-numbering="true">
                <text:list-item>
                  <text:p text:style-name="P15">Capa #<text:span text:style-name="T16">noticias</text:span></text:p>
                </text:list-item>
                <text:list-item>
                  <text:p text:style-name="P17">Capa #<text:span text:style-name="T18">enlaces</text:span></text:p>
                </text:list-item>
                <text:list-item>
                  <text:p text:style-name="P19">Capa #<text:span text:style-name="T20">publicidad</text:span></text:p>
                </text:list-item>
              </text:list>
            </text:list-item>
            <text:list-item>
              <text:p text:style-name="P21">Capa #central que contendrá una capa por cada articulo central (en nuestro caso 3 artículos)</text:p>
            </text:list-item>
            <text:list-item>
              <text:p text:style-name="P22">Capa #<text:span text:style-name="T23">lateralderecho con articulos menos importantes</text:span></text:p>
            </text:list-item>
            <text:list-item>
              <text:p text:style-name="P24">Capa #p<text:span text:style-name="T25">ie</text:span></text:p>
            </text:list-item>
          </text:list>
        </text:list-item>
      </text:list>
      <text:h text:style-name="Título3" text:outline-level="3">PASO 2: Dimensionar las capas.</text:h>
      <text:p text:style-name="P26">Ahora vamos a dimensionar y colocar las capas de la siguiente forma:</text:p>
      <text:list text:style-name="LFO2" text:continue-numbering="true">
        <text:list-item>
          <text:p text:style-name="P27">borde a las areas princiaples</text:p>
        </text:list-item>
        <text:list-item>
          <text:p text:style-name="P28">#<text:span text:style-name="T29">contenedor: ancho 900 px, margen auto</text:span>.</text:p>
        </text:list-item>
        <text:list-item>
          <text:p text:style-name="P30">#<text:span text:style-name="T31">cabecera: ancho 100 %. flotante derecha. borde 2px verde, relleno 0.5 em</text:span></text:p>
        </text:list-item>
        <text:list-item>
          <text:p text:style-name="P32">#<text:span text:style-name="T33">identificacion: ancho 300 px alto 100 px flotante izquierda</text:span></text:p>
        </text:list-item>
        <text:list-item>
          <text:p text:style-name="P34">#<text:span text:style-name="T35">busqueda: flotante derecha, ancho 250 px alto 100 px;</text:span></text:p>
        </text:list-item>
        <text:list-item>
          <text:p text:style-name="P36">#<text:span text:style-name="T37">menu: ancho 100% flotante derecha. alto 30 px; borde 2p blanco</text:span></text:p>
        </text:list-item>
        <text:list-item>
          <text:p text:style-name="P38">#pie<text:span text:style-name="T39">: ancho 100%, clear: both</text:span></text:p>
        </text:list-item>
        <text:list-item>
          <text:p text:style-name="P40">#<text:span text:style-name="T41">identificador: flotante izquierda, ancho 300px, alto 100px</text:span>;</text:p>
        </text:list-item>
        <text:list-item>
          <text:p text:style-name="P42">#lateralizquierdo: flotante izquierda, ancho 245 px, margen derecho 5 px</text:p>
        </text:list-item>
        <text:list-item>
          <text:p text:style-name="P43">#principal:<text:s/><text:span text:style-name="T44">flotante izquierda</text:span>,<text:s/><text:span text:style-name="T45">ancho 400 px, clear ninguno</text:span></text:p>
        </text:list-item>
        <text:list-item>
          <text:p text:style-name="P46">#lateralderecho {<text:s/><text:span text:style-name="T47">flotante derecha, ancho 245 px, margen izquierda 5px</text:span></text:p>
        </text:list-item>
      </text:list>
      <text:p text:style-name="P48">La estructura quedará de la siguiente forma:</text:p>
      <text:p text:style-name="P49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columns-spanned="3">
            <text:p text:style-name="P56">CABECERA</text:p>
            <table:table table:style-name="Table57">
              <table:table-columns>
                <table:table-column table:style-name="TableColumn58"/>
                <table:table-column table:style-name="TableColumn59"/>
              </table:table-columns>
              <table:table-row table:style-name="TableRow60">
                <table:table-cell table:style-name="TableCell61">
                  <text:p text:style-name="P62">IDENTIFICACION</text:p>
                </table:table-cell>
                <table:table-cell table:style-name="TableCell63">
                  <text:p text:style-name="P64">BUSQUEDA</text:p>
                </table:table-cell>
              </table:table-row>
            </table:table>
            <text:p text:style-name="P65"/>
          </table:table-cell>
          <table:covered-table-cell/>
          <table:covered-table-cell/>
        </table:table-row>
        <table:table-row table:style-name="TableRow66">
          <table:table-cell table:style-name="TableCell67" table:number-columns-spanned="3">
            <text:p text:style-name="P68">MENU</text:p>
          </table:table-cell>
          <table:covered-table-cell/>
          <table:covered-table-cell/>
        </table:table-row>
        <table:table-row table:style-name="TableRow69">
          <table:table-cell table:style-name="TableCell70">
            <text:p text:style-name="P71">LATERAL<text:s/>DERECHO</text:p>
            <table:table table:style-name="Table72">
              <table:table-columns>
                <table:table-column table:style-name="TableColumn73"/>
              </table:table-columns>
              <table:table-row table:style-name="TableRow74">
                <table:table-cell table:style-name="TableCell75">
                  <text:p text:style-name="P76">NOTICIAS</text:p>
                </table:table-cell>
              </table:table-row>
              <table:table-row table:style-name="TableRow77">
                <table:table-cell table:style-name="TableCell78">
                  <text:p text:style-name="P79">ENLACES</text:p>
                </table:table-cell>
              </table:table-row>
              <table:table-row table:style-name="TableRow80">
                <table:table-cell table:style-name="TableCell81">
                  <text:p text:style-name="P82">PUBLICIDAD</text:p>
                </table:table-cell>
              </table:table-row>
            </table:table>
            <text:p text:style-name="P83"/>
          </table:table-cell>
          <table:table-cell table:style-name="TableCell84">
            <text:p text:style-name="P85">CENTRAL</text:p>
          </table:table-cell>
          <table:table-cell table:style-name="TableCell86">
            <text:p text:style-name="P87">LATERAL IZQUIERDO</text:p>
          </table:table-cell>
        </table:table-row>
        <table:table-row table:style-name="TableRow88">
          <table:table-cell table:style-name="TableCell89" table:number-columns-spanned="3">
            <text:p text:style-name="P90">PIE</text:p>
          </table:table-cell>
          <table:covered-table-cell/>
          <table:covered-table-cell/>
        </table:table-row>
      </table:table>
      <text:p text:style-name="Textbody"/>
      <text:h text:style-name="Título3" text:outline-level="3">Paso 3: Menu</text:h>
      <text:p text:style-name="P91">A partir del resultado obtenido vamos a diseñar el típico menu que hay en todas las plantillas, para ello el menu lo visualizamos como<text:s/><text:span text:style-name="T92">un bloque</text:span>, cada opción<text:s/><text:span text:style-name="T93">será un<text:s/></text:span><text:span text:style-name="T94">cuadrado en linea</text:span>, a los hipervinculos le quitaremos los subrayados y diseñaremos el :hover del hipervinculo con un fondo no repetido y una iluminación de sombra al texto. Los estilos quedarían:</text:p>
      <text:list text:style-name="LFO3" text:continue-numbering="true">
        <text:list-item>
          <text:p text:style-name="P95">#menu ul: estilo<text:s/><text:span text:style-name="T96">lista:none; margen: auto; display:block</text:span>;</text:p>
        </text:list-item>
        <text:list-item>
          <text:p text:style-name="P97">#menu ul li:<text:s/><text:span text:style-name="T98">display:inline; float:left; altura 25px; ancho 120px; letra Verdana 18px</text:span></text:p>
        </text:list-item>
        <text:list-item>
          <text:p text:style-name="P99">#menu ul li a:<text:s/><text:span text:style-name="T100">text-decoration: none; relleno 20 px color #DC8E0E;</text:span></text:p>
        </text:list-item>
        <text:list-item>
          <text:p text:style-name="P101">#menu ul li a<text:span text:style-name="T102">:hover imagen de fondo flechanaranja.gif no repetida a la izquierda sombra radio 5px #F9FC8D;</text:span></text:p>
        </text:list-item>
      </text:list>
      <text:h text:style-name="Título3" text:outline-level="3">Paso 4: Decorando los bloques</text:h>
      <text:p text:style-name="P103">A partir del<text:s/><text:a xlink:href="http://www.suarezdefigueroa.es/manuel/LMSGI/css/pasoapaso3.html" office:target-frame-name="_top" xlink:show="replace">resultado obtenido</text:a><text:s/>vamos a decorar poco a poco los diferentes apartados:</text:p>
      <text:list text:style-name="LFO4" text:continue-numbering="true">
        <text:list-item>
          <text:p text:style-name="P104"><text:a xlink:href="http://www.suarezdefigueroa.es/manuel/LMSGI/imagenes/fondo.gif" office:target-frame-name="_top" xlink:show="replace">Fondo de página</text:a><text:s/>repetido en x</text:p>
        </text:list-item>
        <text:list-item>
          <text:p text:style-name="P105"><text:a xlink:href="http://www.suarezdefigueroa.es/manuel/LMSGI/imagenes/cabecera.png" office:target-frame-name="_top" xlink:show="replace">Fondo de la cabecera</text:a></text:p>
        </text:list-item>
        <text:list-item>
          <text:p text:style-name="P106"><text:a xlink:href="http://www.suarezdefigueroa.es/manuel/LMSGI/imagenes/fprincipal.jpg" office:target-frame-name="_top" xlink:show="replace">Fondo de principal</text:a></text:p>
        </text:list-item>
        <text:list-item>
          <text:p text:style-name="P107">Letra en blanco en cabecera</text:p>
        </text:list-item>
        <text:list-item>
          <text:p text:style-name="P108">Quitar borde de cabecera</text:p>
        </text:list-item>
        <text:list-item>
          <text:p text:style-name="P109">Poner relleno superior 5px a busqueda</text:p>
        </text:list-item>
        <text:list-item>
          <text:p text:style-name="P110">Color de fondo pagina: #F2F5FE</text:p>
        </text:list-item>
        <text:list-item>
          <text:p text:style-name="P111">la clase .articulo:<text:s/><text:a xlink:href="http://www.suarezdefigueroa.es/manuel/LMSGI/imagenes/farticulo.jpg" office:target-frame-name="_top" xlink:show="replace">Fondo</text:a>, relleno 20 pixels.</text:p>
        </text:list-item>
        <text:list-item>
          <text:p text:style-name="P112">el estilo .articulo h2: fondo #DEE5FD color #600 relleno 10 px y margenes izquierdo y derecho negativo en 10</text:p>
        </text:list-item>
        <text:list-item>
          <text:p text:style-name="P113">Estilo multiple para #noticias, #enlaces, #publicidad:<text:s/><text:a xlink:href="http://www.suarezdefigueroa.es/manuel/LMSGI/imagenes/fnoticias.gif" office:target-frame-name="_top" xlink:show="replace">fondo</text:a><text:s/>no<text:s/>repetido relleno 5px borde derecho y inferior.</text:p>
        </text:list-item>
        <text:list-item>
          <text:p text:style-name="P114">El estilo #lateralizquierdo le pondremos repetida la imagen<text:s/><text:a xlink:href="http://www.suarezdefigueroa.es/manuel/LMSGI/imagenes/flateral.gif" office:target-frame-name="_top" xlink:show="replace">flateral.gif</text:a></text:p>
        </text:list-item>
        <text:list-item>
          <text:p text:style-name="P115">El estilo #principal le pondremos repetida la imagen<text:s/><text:a xlink:href="http://www.suarezdefigueroa.es/manuel/LMSGI/imagenes/fprincipal.jpg" office:target-frame-name="_top" xlink:show="replace">fprincipal.jpg</text:a></text:p>
        </text:list-item>
        <text:list-item>
          <text:p text:style-name="P116">h3 tamaño letra 150% negrita fondo<text:s/><text:a xlink:href="http://www.suarezdefigueroa.es/manuel/LMSGI/imagenes/ftitulos.gif" office:target-frame-name="_top" xlink:show="replace">ftitulos.gif</text:a><text:s/>relleno 10 px</text:p>
        </text:list-item>
        <text:list-item>
          <text:p text:style-name="P117">Estilo .articulo img será float left margen 5px</text:p>
        </text:list-item>
        <text:list-item>
          <text:p text:style-name="P118">#lateralderecho h2 en blanco subrayado y centrado</text:p>
        </text:list-item>
        <text:list-item>
          <text:p text:style-name="P119">Pie de página: ancho 900 px posicion fija borde superior e inferior azul color de fondo #pie #FDF4B5</text:p>
        </text:list-item>
      </text:list>
      <text:p text:style-name="Standard"/>
      <text:p text:style-name="Standard"/>
      <text:p text:style-name="Standard"/>
      <text:p text:style-name="Standard">Para e pie margin top y un x% para que se quede fij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text-properties style:font-name="Times New Roma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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447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uriShi</dc:creator>
    <meta:creation-date>2013-10-23T10:39:00Z</meta:creation-date>
    <dc:date>2013-11-11T13:37:00Z</dc:date>
    <meta:template xlink:href="Normal" xlink:type="simple"/>
    <meta:editing-cycles>6</meta:editing-cycles>
    <meta:editing-duration>PT26460S</meta:editing-duration>
    <meta:document-statistic meta:page-count="1" meta:paragraph-count="8" meta:word-count="655" meta:character-count="4250" meta:row-count="30" meta:non-whitespace-character-count="3603"/>
  </office:meta>
</office:document-meta>
</file>